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_20_indent">
      <style:paragraph-properties fo:margin-left="0cm" fo:margin-right="0cm" fo:text-indent="0cm" style:auto-text-indent="false"/>
    </style:style>
    <style:style style:name="P3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Prénom_20_NOM">
      <style:text-properties fo:font-weight="normal" style:font-weight-asian="normal" style:font-weight-complex="normal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</text:user-field-decls>
      <text:p text:style-name="P1"><text:user-field-get text:name="personne_qual"/>,</text:p>
      <text:p text:style-name="P1"/>
      <text:p text:style-name="P3">Vous êtes bénéficiaire de l’allocation de revenu de solidarité active (RSA). A ce titre vous avez reçu plusieurs courriers vous informant des services et des actions mis en place pour vous aider à construire et réaliser un parcours d’insertion, dans le but de retrouver une meilleure situation.</text:p>
      <text:p text:style-name="P3"/>
      <text:p text:style-name="P3">Ces courriers vous indiquaient également les coordonnées d’un service référent se tenant à votre disposition pour vous apporter toute l’information et l‘aide nécessaires afin d’élaborer votre projet et de l’inscrire dans un contrat d’engagement réciproque.</text:p>
      <text:p text:style-name="P3"/>
      <text:p text:style-name="P3">Je vous rappelle le caractère obligatoire de ce contrat.</text:p>
      <text:p text:style-name="P3"/>
      <text:p text:style-name="P3">Nous constatons à ce jour que vous n’avez pas donné suite à ces rappels. C’est pourquoi, nous envisageons de réduire le versement de votre allocation. Cette décision sera soumise pour avis lors de la prochaine équipe pluridisciplinaire.</text:p>
      <text:p text:style-name="P3"/>
      <text:p text:style-name="P3">L’Equipe pluridisciplinaire se tiendra le <text:user-field-get style:data-style-name="N79" text:name="commissionep_dateseance">samedi 30 décembre 1899</text:user-field-get> à <text:user-field-get text:name="commissionep_dateseance_time"/> à :</text:p>
      <text:p text:style-name="P3"/>
      <text:p text:style-name="P2"><text:user-field-get text:name="commissionep_lieuseance"/></text:p>
      <text:p text:style-name="P2"><text:user-field-get text:name="commissionep_adresseseance"/></text:p>
      <text:p text:style-name="P2"><text:user-field-get text:name="commissionep_codepostalseance"/> <text:user-field-get text:name="commissionep_villeseance"/></text:p>
      <text:p text:style-name="P2"/>
      <text:p text:style-name="P3">Vous disposez d’un délai d’un mois pour nous faire connaître vos observations et vous pourrez si vous le souhaitez être <text:conditional-text text:condition="ooow:dossierep_personne_qual==&quot;Monsieur&quot;" text:string-value-if-true="entendu" text:string-value-if-false="entendue" text:current-value="true">entendue</text:conditional-text> par l’équipe pluridisciplinaire et vous faire accompagner par la personne de votre choix.</text:p>
      <text:p text:style-name="P3"/>
      <text:p text:style-name="P3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P4">Pour le Président du conseil général</text:p>
      <text:p text:style-name="P4">et par délégation</text:p>
      <text:p text:style-name="P4"/>
      <text:p text:style-name="P4"/>
      <text:p text:style-name="Prénom_20_NOM">Hélène Po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Mille</meta:initial-creator>
    <meta:creation-date>2011-11-18T11:18:59.94</meta:creation-date>
    <meta:document-statistic meta:table-count="0" meta:image-count="0" meta:object-count="0" meta:page-count="1" meta:paragraph-count="14" meta:word-count="196" meta:character-count="1274"/>
    <dc:date>2011-11-18T11:21:33.51</dc:date>
    <dc:creator>Julien Mille</dc:creator>
    <meta:editing-duration>PT00H02M33S</meta:editing-duration>
    <meta:editing-cycles>1</meta:editing-cycles>
    <meta:generator>OpenOffice.org/3.2$Win32 OpenOffice.org_project/320m12$Build-9483</meta:generator>
  </office:meta>
</office:document-meta>
</file>